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0e8" officeooo:paragraph-rsid="000aa0e8"/>
    </style:style>
    <style:style style:name="P2" style:family="paragraph" style:parent-style-name="Standard">
      <style:text-properties officeooo:rsid="000c45c6" officeooo:paragraph-rsid="000c45c6"/>
    </style:style>
    <style:style style:name="T1" style:family="text">
      <style:text-properties officeooo:rsid="000c45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წინასიტყვაობა</text:p>
      <text:p text:style-name="P1"/>
      <text:p text:style-name="P1"><text:tab/>კომპიუტერულმა სამყარომ განიცადა რევოლუცია მას შემდეგ რაც გამოჩნდა დაპროგრამირების ენა <text:s/>C 1978 წელს. დიდ კომპიუტერებს, უფრო დიდ კომპიუტერებს <text:s/><text:span text:style-name="T1">და პერსონალურ კომპიუტერებს </text:span>ჰქონდათ შესაძლებლობა კონკურენცია გაეწიათ 10 წლის წინ. ამ დროის განმავლობაში C შეიცვალა მცირედით, ის გავრცელდა და მისით წარმოიშვა ოპერაციული სისტემა UNIX.</text:p>
      <text:p text:style-name="P1"><text:tab/><text:span text:style-name="T1">წლების განმავლობაში იზრდებოდა C ის პოპულარობა, იცვლებოდა ასევე მისი კომპილაცია და არ ხდებოდა მისი გადახრა დიზაინზე. მიზანი იყო მისი სიზუსტე და მისი განვითარება წინა ვერსიებთან შედარებით. 1983 წელს </text:span></text:p>
      <text:p text:style-name="P2">American National Standards Institute (ANSI) მა შექმნა კომიტეტი რომლის მიზანიც იყო წარმოედგინა დასაბუთებული და მოწყობილობაზე დამოკიდებული განმარტება C ენი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2:15:43.613744913</meta:creation-date>
    <meta:generator>LibreOffice/5.1.6.2$Linux_X86_64 LibreOffice_project/10m0$Build-2</meta:generator>
    <dc:date>2017-08-16T20:58:01.278940319</dc:date>
    <meta:editing-duration>PT10M46S</meta:editing-duration>
    <meta:editing-cycles>2</meta:editing-cycles>
    <meta:document-statistic meta:table-count="0" meta:image-count="0" meta:object-count="0" meta:page-count="1" meta:paragraph-count="4" meta:word-count="90" meta:character-count="689" meta:non-whitespace-character-count="598"/>
  </office:meta>
</office:document-meta>
</file>